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cm" draw:marker-start-width="0.35cm" draw:marker-end-width="0.35cm" draw:fill="solid" draw:fill-color="#000000" draw:opacity="100%" draw:textarea-horizontal-align="center" draw:textarea-vertical-align="middle" fo:padding-top="0.175cm" fo:padding-bottom="0.175cm" fo:padding-left="0.3cm" fo:padding-right="0.3cm"/>
    </style:style>
    <style:style style:name="gr2" style:family="graphic" style:parent-style-name="standard">
      <style:graphic-properties draw:stroke="dash" draw:stroke-dash="Fine_20_Dashed_20__28_var_29_" svg:stroke-width="0.05cm" draw:marker-start-width="0.275cm" draw:marker-end-width="0.275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1cm" svg:stroke-color="#000000" draw:fill="none" draw:fill-color="#ffffff" fo:min-height="3.366cm" fo:padding-top="0.175cm" fo:padding-bottom="0.175cm" fo:padding-left="0.3cm" fo:padding-right="0.3cm"/>
    </style:style>
    <style:style style:name="P1" style:family="paragraph">
      <style:paragraph-properties fo:text-align="center"/>
    </style:style>
    <style:style style:name="P2" style:family="paragraph">
      <style:paragraph-properties fo:line-height="150%" fo:text-align="center"/>
    </style:style>
    <style:style style:name="P3" style:family="paragraph">
      <style:paragraph-properties fo:line-height="150%" fo:text-align="center"/>
      <style:text-properties fo:font-family="'Times New Roman'" style:font-family-generic="roman" style:font-pitch="variable" fo:font-size="24pt" fo:font-weight="bold" style:font-size-asian="24pt" style:font-weight-asian="bold" style:font-size-complex="24pt" style:font-weight-complex="bold"/>
    </style:style>
    <style:style style:name="P4" style:family="paragraph">
      <style:paragraph-properties fo:line-height="150%" fo:text-align="center"/>
      <style:text-properties fo:font-size="20pt" style:font-size-asian="24pt" style:font-size-complex="24pt"/>
    </style:style>
    <style:style style:name="P5" style:family="paragraph">
      <style:paragraph-properties fo:line-height="150%" fo:text-align="center"/>
      <style:text-properties fo:font-family="'Times New Roman'" style:font-family-generic="roman" style:font-pitch="variable" fo:font-size="20pt" fo:font-weight="bold" style:font-size-asian="24pt" style:font-weight-asian="bold" style:font-size-complex="24pt" style:font-weight-complex="bold"/>
    </style:style>
    <style:style style:name="T1"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2" style:family="text">
      <style:text-properties fo:font-family="'Times New Roman'" style:font-family-generic="roman" style:font-pitch="variabl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g>
          <draw:path draw:style-name="gr1" draw:text-style-name="P1" draw:layer="layout" svg:width="23.76cm" svg:height="10.249cm" svg:x="0.217cm" svg:y="0.3cm" svg:viewBox="0 0 23761 10250" svg:d="m99 0c31 186 42 374 42 562 0 127-5 254-12 381-3 59-4 117-4 176 0 179 11 359 11 539 0 72-2 145-7 218-1 19-2 38-2 57 0 314 151 569 153 871 1 86 11 171 31 252 19 82 48 162 85 239 74 156 183 301 320 436 146 143 313 230 473 319 83 46 165 93 243 147 79 56 153 119 220 198 30 36 62 66 96 91s69 45 105 61c76 34 157 54 239 71 86 19 174 35 259 61 89 28 176 67 255 130 62 49 128 82 197 104 72 24 147 36 224 43 160 16 327 9 485 24 165 15 332 26 500 26 141 0 282-8 421-26 31-4 61-6 90-6 93 0 176 20 254 51 75 30 144 71 214 114 65 41 131 84 201 121 67 35 139 65 219 80 345 68 646 93 1002 244 46 20 95 32 146 39 52 7 107 9 162 9 87 0 175-5 261-5 78 0 154 5 226 20 37 8 73 20 107 35 36 15 69 34 101 59 75 58 151 94 224 123 77 30 153 53 222 83 37 17 73 35 107 57 34 23 67 50 98 83 30 32 58 71 83 118 24 46 46 100 65 163 51 171 118 341 209 496 89 154 202 295 346 411 80 65 142 138 193 218 50 78 87 162 117 250 59 169 89 350 128 522 22 96 60 182 109 260 50 80 111 152 177 222 137 145 295 277 425 429 276 321 657 424 903 721 45 56 91 98 136 131 45 32 89 55 134 71 92 33 184 37 277 37 46 0 93-1 139-1 70 0 140 3 212 15h145 30 146c71-12 142-15 211-15 47 0 93 1 139 1 94 0 186-4 278-37 44-16 89-39 133-71 46-33 91-75 137-131 246-297 627-400 902-721 131-152 289-284 426-429 66-70 127-142 177-222 49-78 87-164 109-260 38-172 69-353 127-522 30-88 68-172 118-250 50-80 113-153 193-218 144-116 256-257 346-411 91-155 158-325 208-496 19-63 41-117 66-163 25-47 53-86 83-118 31-33 63-60 98-83 34-22 69-40 107-57 69-30 144-53 222-83 73-29 149-65 224-123 31-25 65-44 100-59s71-27 108-35c71-15 148-20 226-20 86 0 174 5 261 5 55 0 109-2 162-9 50-7 99-19 146-39 355-151 656-176 1002-244 80-15 151-45 218-80 71-37 136-80 202-121 69-43 139-84 214-114 77-31 160-51 254-51 29 0 59 2 90 6 139 18 280 26 421 26 167 0 335-11 500-26 158-15 324-8 485-24 76-7 151-19 223-43 70-22 136-55 197-104 80-63 167-102 256-130 85-26 172-42 259-61 82-17 162-37 238-71 37-16 72-36 106-61s66-55 96-91c66-79 141-142 220-198 77-54 159-101 243-147 160-89 326-176 472-319 137-135 246-280 321-436 37-77 66-157 85-239 19-81 30-166 30-252 2-302 153-557 153-871 0-19 0-38-2-57-4-73-6-146-6-218 0-180 11-360 11-539 0-59-2-117-5-176-6-127-11-254-11-381 0-188 11-376 42-562l49 8 50 9c-31 180-41 362-41 545 0 125 5 251 11 376 3 60 5 121 5 181 0 179-11 359-11 539 0 70 2 141 6 211 2 22 2 43 2 64 0 314-151 569-153 872 0 94-12 185-33 275-21 88-52 175-92 258-79 166-195 321-341 464-153 150-326 242-494 335-80 45-159 90-234 142-72 51-140 108-200 180-36 43-74 78-114 107-40 30-81 53-124 72-82 37-170 59-258 78-84 18-168 33-251 59-77 24-153 57-223 113-71 56-147 94-228 120-78 26-161 40-245 48-160 15-327 8-485 23-168 16-339 27-509 27-145 0-291-8-434-27-27-4-52-5-77-5-80 0-151 17-217 44-69 28-134 66-198 106-68 42-136 86-208 124-76 40-156 73-246 90-339 67-634 90-982 238-54 23-112 38-171 46-57 8-116 10-176 10-87 0-175-5-261-5-71 0-140 4-205 18-30 7-60 16-89 28-28 12-54 28-79 47-84 64-167 105-248 137-77 30-151 52-220 82-31 14-62 30-91 49-28 18-55 40-79 66-25 28-48 60-69 99-22 40-41 87-58 144-53 178-123 355-217 518-96 164-217 314-370 438-71 58-127 123-172 193-45 72-80 149-107 229-58 166-87 344-125 512-24 108-67 203-121 291-54 85-119 163-189 238-136 143-293 274-423 425-275 320-655 423-901 720-52 63-104 111-155 148-53 38-106 65-159 84-103 37-206 43-311 43-46 0-92-1-139-1-65 0-131 3-198 15-3 0-6 0-9 0h-150-30-150c-3 0-6 0-9 0-66-12-132-15-198-15-46 0-93 1-139 1-104 0-208-6-311-43-53-19-105-46-158-84-52-37-103-85-155-148-246-297-627-400-902-720-129-151-286-282-422-425-71-75-136-153-189-238-55-88-97-183-121-291-39-168-68-346-125-512-28-80-62-157-108-229-44-70-100-135-171-193-153-124-274-274-370-438-95-163-165-340-218-518-16-57-36-104-57-144-21-39-44-71-69-99-25-26-51-48-79-66-29-19-60-35-92-49-68-30-142-52-219-82-81-32-165-73-248-137-25-19-52-35-80-47s-58-21-89-28c-64-14-133-18-204-18-86 0-174 5-261 5-60 0-119-2-176-10-60-8-117-23-171-46-349-148-644-171-982-238-90-17-171-50-246-90-73-38-140-82-208-124-65-40-129-78-198-106-67-27-138-44-217-44-25 0-51 1-77 5-144 19-289 27-434 27-171 0-341-11-509-27-158-15-325-8-486-23-84-8-166-22-244-48-81-26-158-64-229-120-69-56-145-89-223-113-82-26-167-41-250-59-89-19-176-41-259-78-42-19-84-42-123-72-40-29-78-64-114-107-60-72-128-129-201-180-74-52-153-97-234-142-167-93-341-185-494-335-146-143-261-298-341-464-40-83-71-170-92-258-21-90-32-181-33-275-2-303-153-558-153-872 0-21 1-42 2-64 5-70 7-141 7-211 0-180-11-360-11-539 0-60 1-121 4-181 7-125 12-251 12-376 0-183-11-365-41-545l49-9z">
            <text:p/>
          </draw:path>
          <draw:line draw:style-name="gr2" draw:text-style-name="P1" draw:layer="layout" svg:x1="0.296cm" svg:y1="2.773cm" svg:x2="0.296cm" svg:y2="13.086cm">
            <text:p/>
          </draw:line>
          <draw:line draw:style-name="gr2" draw:text-style-name="P1" draw:layer="layout" svg:x1="23.898cm" svg:y1="2.773cm" svg:x2="23.898cm" svg:y2="13.086cm">
            <text:p/>
          </draw:line>
          <draw:line draw:style-name="gr2" draw:text-style-name="P1" draw:layer="layout" svg:x1="4.896cm" svg:y1="5.395cm" svg:x2="4.896cm" svg:y2="13.116cm">
            <text:p/>
          </draw:line>
          <draw:line draw:style-name="gr2" draw:text-style-name="P1" draw:layer="layout" svg:x1="19.418cm" svg:y1="5.396cm" svg:x2="19.418cm" svg:y2="13.117cm">
            <text:p/>
          </draw:line>
          <draw:line draw:style-name="gr2" draw:text-style-name="P1" draw:layer="layout" svg:x1="8.234cm" svg:y1="6.508cm" svg:x2="8.234cm" svg:y2="13.266cm">
            <text:p/>
          </draw:line>
          <draw:line draw:style-name="gr2" draw:text-style-name="P1" draw:layer="layout" svg:x1="15.991cm" svg:y1="6.388cm" svg:x2="15.991cm" svg:y2="13.146cm">
            <text:p/>
          </draw:line>
          <draw:frame draw:style-name="gr3" draw:text-style-name="P3" draw:layer="layout" svg:width="4.568cm" svg:height="4.178cm" svg:x="0.25cm" svg:y="7.213cm">
            <draw:text-box>
              <text:p text:style-name="P2"><text:span text:style-name="T1">In-channel</text:span></text:p>
              <text:p text:style-name="P2"><text:span text:style-name="T1">storage</text:span></text:p>
              <text:p text:style-name="P2"><text:span text:style-name="T1">area</text:span></text:p>
            </draw:text-box>
          </draw:frame>
          <draw:frame draw:style-name="gr3" draw:text-style-name="P3" draw:layer="layout" svg:width="4.568cm" svg:height="4.178cm" svg:x="19.432cm" svg:y="7.213cm">
            <draw:text-box>
              <text:p text:style-name="P2"><text:span text:style-name="T1">In-channel</text:span></text:p>
              <text:p text:style-name="P2"><text:span text:style-name="T1">storage</text:span></text:p>
              <text:p text:style-name="P2"><text:span text:style-name="T1">area</text:span></text:p>
            </draw:text-box>
          </draw:frame>
          <draw:frame draw:style-name="gr3" draw:text-style-name="P5" draw:layer="layout" svg:width="4.568cm" svg:height="3.716cm" svg:x="4.38cm" svg:y="7.933cm">
            <draw:text-box>
              <text:p text:style-name="P4"><text:span text:style-name="T2">High-flow </text:span></text:p>
              <text:p text:style-name="P4"><text:span text:style-name="T2">channel</text:span></text:p>
            </draw:text-box>
          </draw:frame>
          <draw:frame draw:style-name="gr3" draw:text-style-name="P5" draw:layer="layout" svg:width="4.568cm" svg:height="3.716cm" svg:x="15.488cm" svg:y="7.933cm">
            <draw:text-box>
              <text:p text:style-name="P4"><text:span text:style-name="T2">High-flow </text:span></text:p>
              <text:p text:style-name="P4"><text:span text:style-name="T2">channel</text:span></text:p>
            </draw:text-box>
          </draw:frame>
          <draw:frame draw:style-name="gr3" draw:text-style-name="P3" draw:layer="layout" svg:width="4.568cm" svg:height="3.716cm" svg:x="9.924cm" svg:y="10.551cm">
            <draw:text-box>
              <text:p text:style-name="P2"><text:span text:style-name="T1">Low-flow </text:span></text:p>
              <text:p text:style-name="P2"><text:span text:style-name="T1">channel</text:span></text:p>
            </draw:text-box>
          </draw:frame>
        </draw:g>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4cm" fo:page-height="14.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1-27T11:18:54.67</meta:creation-date>
    <dc:date>2012-10-16T12:59:49.52</dc:date>
    <meta:editing-duration>PT00H00M59S</meta:editing-duration>
    <meta:editing-cycles>2</meta:editing-cycles>
    <meta:generator>LibreOffice/3.4$Win32 LibreOffice_project/340m1$Build-402</meta:generator>
    <meta:document-statistic meta:object-count="13"/>
  </office:meta>
</office:document-meta>
</file>